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, Tahoma, Helvetica, FreeSans, sans-serif"/>
    <style:font-face style:name="Verdana" svg:font-family="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 officeooo:paragraph-rsid="00141937"/>
    </style:style>
    <style:style style:name="P2" style:family="paragraph" style:parent-style-name="Text_20_body">
      <style:text-properties fo:language="uk" fo:country="UA" officeooo:paragraph-rsid="00142ea5"/>
    </style:style>
    <style:style style:name="P3" style:family="paragraph" style:parent-style-name="Text_20_body">
      <style:text-properties fo:language="uk" fo:country="UA" officeooo:rsid="00142ea5" officeooo:paragraph-rsid="00142ea5"/>
    </style:style>
    <style:style style:name="P4" style:family="paragraph" style:parent-style-name="Text_20_body">
      <style:text-properties fo:language="uk" fo:country="UA" officeooo:rsid="00175ce9" officeooo:paragraph-rsid="00175ce9"/>
    </style:style>
    <style:style style:name="P5" style:family="paragraph" style:parent-style-name="Text_20_body" style:list-style-name="L2">
      <style:text-properties fo:language="uk" fo:country="UA" officeooo:rsid="001bd812" officeooo:paragraph-rsid="001bd812"/>
    </style:style>
    <style:style style:name="P6" style:family="paragraph" style:parent-style-name="Heading_20_1">
      <style:text-properties fo:language="uk" fo:country="UA" officeooo:rsid="0012693c" officeooo:paragraph-rsid="0012693c"/>
    </style:style>
    <style:style style:name="P7" style:family="paragraph" style:parent-style-name="Heading_20_1">
      <style:paragraph-properties fo:break-before="page"/>
      <style:text-properties fo:language="uk" fo:country="UA" officeooo:paragraph-rsid="0010bf2a"/>
    </style:style>
    <style:style style:name="T1" style:family="text">
      <style:text-properties fo:font-size="18.2000007629395pt" style:font-size-asian="18.2000007629395pt" style:font-size-complex="18.2000007629395pt"/>
    </style:style>
    <style:style style:name="T2" style:family="text">
      <style:text-properties fo:font-size="18.2000007629395pt" officeooo:rsid="0010bf2a" style:font-size-asian="18.2000007629395pt" style:font-size-complex="18.2000007629395pt"/>
    </style:style>
    <style:style style:name="T3" style:family="text">
      <style:text-properties officeooo:rsid="00111acd"/>
    </style:style>
    <style:style style:name="T4" style:family="text">
      <style:text-properties officeooo:rsid="00154bf2"/>
    </style:style>
    <style:style style:name="T5" style:family="text">
      <style:text-properties officeooo:rsid="001d41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Вступ</text:span></text:h>
      <text:p text:style-name="P2"><text:span text:style-name="T3">Усі ми добре знаємо таку чудову структуру даних як - графи. Безліч найрізноманітніших завдань формулюється в термінах графів і багато з них можуть бути вирішені за допомогою цього потужного інструменту. Ми знаємо купу алгоритмів на графах і різні їх реалізації. </text:span></text:p>
      <text:p text:style-name="P3">Небагато історії з даної теми. Родоначальником теорії графів вважається Леонард Ейлер. У 1736 році в одному зі своїх листів він формулює і пропонує рішення завдання про сім Кенігсберзьких мостів, що стала згодом однією з класичних задач теорії графів.</text:p>
      <text:p text:style-name="P3">Поштовх до розвитку теорія графів отримала на рубежі XIX і ХХ століть, коли різко зросла кількість робіт в сфері топології та комбінаторики, з якими її пов'язують тісні узи спорідненості. Графи стали використовуватися при побудові схем електричних кіл і молекулярних схем. Як окрема математична дисципліна теорія графів була вперше представлена в роботі угорського математика Кеніга в 30-ті роки XX століття.</text:p>
      <text:p text:style-name="P3">Останнім часом графи і пов'язані з ними методи досліджень органічно пронизують на різних рівнях чи не всю сучасну математику. Теорія графів розглядається як одна з гілок топології; безпосереднє відношення вона має також до алгебри і до теорії чисел. Графи ефективно використовуються в теорії планування та управління, теорії розкладів, соціології, математичній лінгвістиці, економіці, біології, медицині, географії. Широке застосування знаходять графи в таких областях, як програмування, теорія кінцевих автоматів, електроніка, в рішенні імовірнісних і комбінаторних задач, знаходженні максимального потоку в мережі, найкоротшої відстані, максимального паросполучення, перевірки планарності графа і ін. Як особливий клас можна виділити задачі оптимізації на графах. Математичні розваги і головоломки теж є частиною теорії графів, наприклад, знаменита проблема чотирьох фарб, інтригуюча математиків і по сей день. Теорія графів швидко розвивається, знаходить все нові додатки і чекає молодих дослідників.</text:p>
      <text:p text:style-name="P3">Що таке граф? Граф — це сукупність об'єктів із зв'язками між ними. Об'єкти розглядаються як вершини, або вузли графу, а зв'язки — як дуги, або ребра. Для різних областей використання види графів можуть відрізнятися орієнтовністю, обмеженнями на кількість зв'язків і додатковими даними про вершини або ребра.</text:p>
      <text:p text:style-name="P3">Велика кількість структур, які мають практичну цінність в математиці та інформатиці, можуть бути представлені графами. Наприклад, будову Вікіпедії можна змоделювати за допомогою орієнтованого графу, в якому вершини — це статті, а дуги (орієнтовані ребра) — посилання на інші статті.</text:p>
      <text:p text:style-name="P3">При зображенні графів найчастіше використовується така система позначень: кожна вершина зображується у вигляді точки на площині, і якщо між вершинами існує ребро, то відповідні точки з'єднуються відрізком. У разі орієнтованого графа відрізки замінюють стрілками або явно показують напрямок ребра. Розрізняють <text:soft-page-break/>планарні і непланарні графи. Планарний граф — це граф, який можна зобразити на малюнку без пересікання ребер (найпростіші — трикутник або пара пов'язаних вершин), інакше — непланарний. У випадку коли граф не містить циклів (шляхів однократного обходу ребер і вершин з поверненням у вихідну точку), його прийнято називати «деревом». Важливі види дерев в теорії графів — бінарні дерева, де кожна вершина має одне вхідне ребро і рівно два вихідних, або є кінцевою — не має вихідних ребер.</text:p>
      <text:p text:style-name="P3">Не слід плутати зображення графа із власне графом (абстрактною структурою), оскільки одному графу можна зіставити не одне графічне представлення. Зображення покликане лише показати, які пари вершин з'єднані ребрами, а які — ні. Часто на практиці буває важко відповісти на питання, чи є два зображення моделями одного і того ж графа, чи ні. Залежно від завдання, одні зображення можуть давати більш наочну картину, ніж другі.</text:p>
      <text:p text:style-name="P2"><text:span text:style-name="T4">Отже графи це чудово, але що робити якщо перед нами раптом постане завдання програмно відобразити цей самий граф? Немає проблем? А якщо вершин з десяток, а якщо сотні, а купа дуг між ними? Саме тоді нам необхідно буде звернутися до інтернету і пошукати програми які здатні відображати та редагувати графи. </text:span></text:p>
      <text:p text:style-name="P1"><text:span text:style-name="T3">Головним завданням данної роботи є проектування та створення такого засобу, який надаватиме змогу графічно створювати графи. Вторинним завданням є додання до такого программного запезпечення можлівості знаходження та обрахунку так званого “найкоротшого шляху” у графі. </text:span></text:p>
      <text:h text:style-name="P7" text:outline-level="1"><text:span text:style-name="T2">Розділ 1. Огляд існуючих рішень</text:span></text:h>
      <text:p text:style-name="P4">Розглянемо вже існуючі рішення поставленої задачі.</text:p>
      <text:list xml:id="list2494892406928851644" text:style-name="L2">
        <text:list-item>
          <text:p text:style-name="P5">Jgraph - це open source бібіліотека для візуалізації графів, написана на Java і повністю сумісна з Swing`oм. Бібліотека розроблена з підтримкою різних уявлень сутностей і їх відносин, неорієнтовані грфи, орієнтовані графи, мультиграфом, графи з паралельними дугами, гіперграфах. Дозволяє використовувати різні алгоритми позиціонування вершин та інші <text:span text:style-name="T5">особливості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, Tahoma, Helvetica, FreeSans, sans-serif"/>
    <style:font-face style:name="Verdana" svg:font-family="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00%" style:page-number="auto" style:shadow="non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Times New Roman2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2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2" fo:font-family="'Times New Roman'" style:font-style-name="Полужирный" style:font-family-generic="roman" style:font-pitch="variable" fo:font-size="101%" fo:font-weight="bold" style:font-size-asian="101%" style:font-weight-asian="bold" style:font-size-complex="101%" style:font-weight-complex="60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 </meta:initial-creator>
    <meta:creation-date>2016-05-09T18:31:33.346321754</meta:creation-date>
    <dc:date>2016-05-09T22:46:48.476622732</dc:date>
    <dc:creator>Dmitry  </dc:creator>
    <meta:editing-duration>PT3H44M15S</meta:editing-duration>
    <meta:editing-cycles>18</meta:editing-cycles>
    <meta:generator>LibreOffice/5.0.5.2$Linux_X86_64 LibreOffice_project/00m0$Build-2</meta:generator>
    <meta:document-statistic meta:table-count="0" meta:image-count="0" meta:object-count="0" meta:page-count="3" meta:paragraph-count="14" meta:word-count="665" meta:character-count="4755" meta:non-whitespace-character-count="4092"/>
  </office:meta>
</office:document-meta>
</file>